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formula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 math:fontstyle="italic">This</math:mi>
      <math:mi math:fontstyle="italic">is</math:mi>
      <math:mi math:fontstyle="italic">an</math:mi>
      <math:mi math:fontstyle="italic">example</math:mi>
      <math:mi math:fontstyle="italic">file</math:mi>
      <math:mi math:fontstyle="italic">created</math:mi>
      <math:mi math:fontstyle="italic">with</math:mi>
      <math:mi math:fontstyle="italic">OpenOffice</math:mi>
      <math:mi math:fontstyle="italic">Math.</math:mi>
    </math:mrow>
    <math:annotation math:encoding="StarMath 5.0">This is an example file created with OpenOffice Math.
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Christiaan Fluit</meta:initial-creator>
    <meta:creation-date>2005-10-30T00:16:58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